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73.85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111.74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48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creche</text:p>
          </table:table-cell>
          <table:table-cell table:style-name="ce9" office:value-type="string" calcext:value-type="string">
            <text:p>kreʃ</text:p>
          </table:table-cell>
          <table:table-cell office:value-type="string" calcext:value-type="string">
            <text:p>ясл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rsery school</text:p>
          </table:table-cell>
          <table:table-cell/>
          <table:table-cell office:value-type="string" calcext:value-type="string">
            <text:p>kindergarten детский са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ary school</text:p>
          </table:table-cell>
          <table:table-cell/>
          <table:table-cell office:value-type="string" calcext:value-type="string">
            <text:p>начальная школа(elementary school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1) достичь</text:p>
            <text:p>After gaining independence in 1957, it was renamed ‘Ghana’.</text:p>
            <text:p>2) приобретать(постепенно)</text:p>
            <text:p>The youngsters gradually gain confidence in their abilities.</text:p>
            <text:p>3) получить приемущество</text:p>
            <text:p>Who really stands to gain from these tax cuts?</text:p>
            <text:p>4) increase in weight, speed, height, …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secondary school</text:p>
          </table:table-cell>
          <table:table-cell/>
          <table:table-cell office:value-type="string" calcext:value-type="string">
            <text:p>средняя школа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comprehensive <text:s/>school</text:p>
          </table:table-cell>
          <table:table-cell/>
          <table:table-cell office:value-type="string" calcext:value-type="string">
            <text:p>общеобразовательная школа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ammer school</text:p>
          </table:table-cell>
          <table:table-cell/>
          <table:table-cell office:value-type="string" calcext:value-type="string">
            <text:p>гимназия(если успешно сдал экзамен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rivate school</text:p>
          </table:table-cell>
          <table:table-cell/>
          <table:table-cell office:value-type="string" calcext:value-type="string">
            <text:p>частная школа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tate school</text:p>
          </table:table-cell>
          <table:table-cell/>
          <table:table-cell office:value-type="string" calcext:value-type="string">
            <text:p>государственная школ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 school</text:p>
          </table:table-cell>
          <table:table-cell/>
          <table:table-cell office:value-type="string" calcext:value-type="string">
            <text:p>частная средняя школа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Sixth-form college</text:p>
          </table:table-cell>
          <table:table-cell/>
          <table:table-cell office:value-type="string" calcext:value-type="string">
            <text:p>колледж для подготовки к сдаче выпускных экзамен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it</text:p>
          </table:table-cell>
          <table:table-cell/>
          <table:table-cell office:value-type="string" calcext:value-type="string">
            <text:p>retake (exam)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End-of-year ex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ance exam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do well</text:p>
          </table:table-cell>
          <table:table-cell/>
          <table:table-cell office:value-type="string" calcext:value-type="string">
            <text:p>преуспеть</text:p>
            <text:p>He’s doing very well at colleg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1) lesson</text:p>
            <text:p>He was injured in a science class.(in class = during the class)</text:p>
            <text:p>2) course</text:p>
            <text:p>a class in photography at night school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blend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смешивать</text:p>
            <text:p>a story that blends fact and legend</text:p>
            <text:p>Blend the sugar, eggs, and flour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blend learning</text:p>
          </table:table-cell>
          <table:table-cell/>
          <table:table-cell office:value-type="string" calcext:value-type="string">
            <text:p>смешанное образование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onitor</text:p>
          </table:table-cell>
          <table:table-cell office:value-type="string" calcext:value-type="string">
            <text:p>ˈmɒnɪtə</text:p>
          </table:table-cell>
          <table:table-cell office:value-type="string" calcext:value-type="string">
            <text:p>контролировать, отслеживать</text:p>
            <text:p>The government is monitoring the situation closel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1) подать (заявку)</text:p>
            <text:p>All applications must be submitted by Monday.</text:p>
            <text:p>2) подчиниться, подвергнуться</text:p>
            <text:p>Derek has agreed to submit to questioning.</text:p>
            <text:p/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revise</text:p>
          </table:table-cell>
          <table:table-cell/>
          <table:table-cell office:value-type="string" calcext:value-type="string">
            <text:p>повторить</text:p>
            <text:p>I’ve got to revise my geography.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3:57:55.84701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21M4S</meta:editing-duration>
    <meta:editing-cycles>9</meta:editing-cycles>
    <meta:generator>LibreOffice/6.0.7.3$Linux_X86_64 LibreOffice_project/00m0$Build-3</meta:generator>
    <dc:date>2021-09-20T02:49:10.745495047</dc:date>
    <meta:document-statistic meta:table-count="1" meta:cell-count="43" meta:object-count="0"/>
    <meta:template xlink:type="simple" xlink:actuate="onRequest" xlink:title="vocabularyUnit" xlink:href="../../../../Templates/vocabularyUnit.ots" meta:date="2021-07-23T23:09:37.744245147"/>
  </office:meta>
</office:document-meta>
</file>